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>
  <semantics>
    <mtable>
      <mtr>
        <mtd>
          <mrow>
            <mrow>
              <msub>
                <mi>T</mi>
                <mi>a</mi>
              </msub>
              <mo stretchy="false">=</mo>
              <mi mathvariant="italic">sampling</mi>
            </mrow>
            <mi mathvariant="italic">period</mi>
            <mrow>
              <mo fence="true" stretchy="false">(</mo>
              <mrow>
                <mrow>
                  <mi>e</mi>
                  <mi>.</mi>
                  <mi>g</mi>
                  <mi>.</mi>
                  <mn>240</mn>
                  <mi>s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i>i</mi>
              <mo stretchy="false">=</mo>
              <mi mathvariant="italic">sampling</mi>
            </mrow>
            <mi mathvariant="italic">index</mi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raw</mi>
                  <mi mathvariant="italic">gas</mi>
                </mrow>
              </msub>
              <mo stretchy="false">=</mo>
              <msub>
                <mi>R</mi>
                <mrow>
                  <mi mathvariant="italic">raw</mi>
                  <mi mathvariant="italic">gas</mi>
                </mrow>
              </msub>
            </mrow>
            <mrow>
              <mo fence="true" stretchy="false">(</mo>
              <mrow>
                <mrow>
                  <mi>i</mi>
                  <mo stretchy="false">∗</mo>
                  <msub>
                    <mi>T</mi>
                    <mi>a</mi>
                  </msub>
                </mrow>
              </mrow>
              <mo fence="true" stretchy="false">)</mo>
            </mrow>
            <mi mathvariant="italic">measured</mi>
            <mi mathvariant="italic">raw</mi>
            <mi mathvariant="italic">gas</mi>
            <mi mathvariant="italic">resistance</mi>
            <mi mathvariant="italic">at</mi>
            <mi mathvariant="italic">time</mi>
            <mrow>
              <mi>i</mi>
              <mo stretchy="false">∗</mo>
              <msub>
                <mi>T</mi>
                <mi>a</mi>
              </msub>
            </mrow>
          </mrow>
        </mtd>
      </mtr>
      <mtr>
        <mtd>
          <mrow/>
        </mtd>
      </mtr>
      <mtr>
        <mtd>
          <mrow>
            <mrow>
              <msub>
                <mi>R</mi>
                <mrow>
                  <mi mathvariant="italic">raw</mi>
                  <mi mathvariant="italic">gas</mi>
                  <mi mathvariant="italic">max</mi>
                </mrow>
              </msub>
              <mo stretchy="false">=</mo>
              <mi mathvariant="italic">max</mi>
            </mrow>
            <mrow>
              <mo fence="true" stretchy="false">(</mo>
              <mrow/>
              <mo fence="true" stretchy="false">)</mo>
            </mrow>
          </mrow>
        </mtd>
      </mtr>
      <mtr>
        <mtd>
          <mrow/>
        </mtd>
      </mtr>
      <mtr>
        <mtd>
          <mtext>TO BE CONTINUED</mtext>
        </mtd>
      </mtr>
    </mtable>
    <annotation encoding="StarMath 5.0">T_{a} = sampling period ( e.g. 240 s)
newline
newline
i = sampling index
newline
newline
R_{raw gas} = R_{raw gas}( i * T_{a} )  measured raw gas resistance at time i*T_{a} 
newline
newline
R_{raw gas max}=max(  )
newline
newline
"TO BE CONTINUED"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6:01:20.294095368</meta:creation-date>
    <dc:date>2020-12-06T09:49:44.442883590</dc:date>
    <meta:editing-duration>PT41M54S</meta:editing-duration>
    <meta:editing-cycles>13</meta:editing-cycles>
    <meta:generator>LibreOffice/6.0.7.3$Linux_X86_64 LibreOffice_project/00m0$Build-3</meta:generator>
  </office:meta>
</office:document-meta>
</file>